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33255" officeooo:paragraph-rsid="00033255"/>
    </style:style>
    <style:style style:name="P2" style:family="paragraph" style:parent-style-name="Standard">
      <style:text-properties officeooo:rsid="00033255" officeooo:paragraph-rsid="00033255"/>
    </style:style>
    <style:style style:name="P3" style:family="paragraph" style:parent-style-name="Standard">
      <style:text-properties fo:font-size="16pt" fo:font-style="normal" style:text-underline-style="solid" style:text-underline-width="auto" style:text-underline-color="font-color" fo:font-weight="bold" officeooo:rsid="0004027d" officeooo:paragraph-rsid="0004027d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33255" officeooo:paragraph-rsid="00033255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33255" officeooo:paragraph-rsid="00033255" style:font-size-asian="24pt" style:font-weight-asian="bold" style:font-size-complex="24pt" style:font-weight-complex="bold"/>
    </style:style>
    <style:style style:name="P6" style:family="paragraph" style:parent-style-name="Standard">
      <style:text-properties officeooo:rsid="0004027d" officeooo:paragraph-rsid="0004027d"/>
    </style:style>
    <style:style style:name="P7" style:family="paragraph" style:parent-style-name="Standard">
      <style:paragraph-properties fo:text-align="center" style:justify-single-word="false"/>
      <style:text-properties officeooo:rsid="0004027d" officeooo:paragraph-rsid="0004027d"/>
    </style:style>
    <style:style style:name="P8" style:family="paragraph" style:parent-style-name="Standard">
      <style:text-properties style:font-name="Liberation Serif" officeooo:rsid="00063dca" officeooo:paragraph-rsid="00063dca"/>
    </style:style>
    <style:style style:name="P9" style:family="paragraph" style:parent-style-name="Table_20_Contents">
      <style:paragraph-properties fo:text-align="center" style:justify-single-word="false"/>
      <style:text-properties officeooo:rsid="0004027d" officeooo:paragraph-rsid="0004027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Standard" style:list-style-name="L1">
      <style:text-properties officeooo:rsid="00033255" officeooo:paragraph-rsid="00033255"/>
    </style:style>
    <style:style style:name="P12" style:family="paragraph" style:parent-style-name="Standard" style:list-style-name="L2">
      <style:text-properties officeooo:rsid="00033255" officeooo:paragraph-rsid="00033255"/>
    </style:style>
    <style:style style:name="P13" style:family="paragraph" style:parent-style-name="Standard" style:list-style-name="L2">
      <style:text-properties fo:font-size="16pt" style:text-underline-style="solid" style:text-underline-width="auto" style:text-underline-color="font-color" fo:font-weight="bold" officeooo:rsid="00033255" officeooo:paragraph-rsid="00033255" style:font-weight-asian="bold" style:font-weight-complex="bold"/>
    </style:style>
    <style:style style:name="P14" style:family="paragraph" style:parent-style-name="Standard" style:list-style-name="L2">
      <style:text-properties officeooo:rsid="0004027d" officeooo:paragraph-rsid="0004027d"/>
    </style:style>
    <style:style style:name="P15" style:family="paragraph" style:parent-style-name="Standard" style:list-style-name="L2">
      <style:text-properties officeooo:rsid="00053ce2" officeooo:paragraph-rsid="00053ce2"/>
    </style:style>
    <style:style style:name="P16" style:family="paragraph" style:parent-style-name="Standard" style:list-style-name="L2">
      <style:text-properties fo:font-size="14pt" style:text-underline-style="solid" style:text-underline-width="auto" style:text-underline-color="font-color" officeooo:rsid="00053ce2" officeooo:paragraph-rsid="00053ce2"/>
    </style:style>
    <style:style style:name="P17" style:family="paragraph" style:parent-style-name="Standard" style:list-style-name="L2">
      <style:text-properties officeooo:rsid="00058aae" officeooo:paragraph-rsid="00058aae"/>
    </style:style>
    <style:style style:name="P18" style:family="paragraph" style:parent-style-name="Standard" style:list-style-name="L2">
      <style:text-properties officeooo:rsid="00063dca" officeooo:paragraph-rsid="00063dca"/>
    </style:style>
    <style:style style:name="P19" style:family="paragraph" style:parent-style-name="Standard" style:list-style-name="L2">
      <style:text-properties style:font-name="Liberation Serif" officeooo:rsid="00063dca" officeooo:paragraph-rsid="00063dca"/>
    </style:style>
    <style:style style:name="P20" style:family="paragraph" style:parent-style-name="Standard" style:list-style-name="L2">
      <style:text-properties style:font-name="Liberation Serif" officeooo:rsid="000b0dde" officeooo:paragraph-rsid="000b0dde"/>
    </style:style>
    <style:style style:name="P21" style:family="paragraph" style:parent-style-name="Standard" style:list-style-name="L2">
      <style:text-properties style:font-name="Liberation Serif" fo:font-size="14pt" fo:font-weight="bold" officeooo:rsid="000c259b" officeooo:paragraph-rsid="000c259b" style:font-weight-asian="bold" style:font-weight-complex="bold"/>
    </style:style>
    <style:style style:name="P22" style:family="paragraph" style:parent-style-name="Standard" style:list-style-name="">
      <style:text-properties style:font-name="Liberation Serif" fo:font-size="14pt" fo:font-weight="bold" officeooo:rsid="000d02ec" officeooo:paragraph-rsid="000d02ec" style:font-weight-asian="bold" style:font-weight-complex="bold"/>
    </style:style>
    <style:style style:name="P23" style:family="paragraph" style:parent-style-name="Standard" style:list-style-name="L2">
      <style:text-properties style:font-name="Liberation Serif" fo:font-size="14pt" fo:font-weight="bold" officeooo:rsid="000c8248" officeooo:paragraph-rsid="000c8248" style:font-weight-asian="bold" style:font-weight-complex="bold"/>
    </style:style>
    <style:style style:name="P24" style:family="paragraph" style:parent-style-name="Standard" style:list-style-name="L2">
      <style:text-properties style:font-name="Liberation Serif" fo:font-size="14pt" fo:font-weight="bold" officeooo:rsid="000d945c" officeooo:paragraph-rsid="000d945c" style:font-weight-asian="bold" style:font-weight-complex="bold"/>
    </style:style>
    <style:style style:name="P25" style:family="paragraph" style:parent-style-name="Standard" style:list-style-name="L2">
      <style:text-properties style:font-name="Liberation Serif" fo:font-size="14pt" fo:font-weight="bold" officeooo:rsid="000e37e9" officeooo:paragraph-rsid="000e37e9" style:font-weight-asian="bold" style:font-weight-complex="bold"/>
    </style:style>
    <style:style style:name="P26" style:family="paragraph" style:parent-style-name="Standard" style:list-style-name="L2">
      <style:text-properties style:font-name="Liberation Serif" fo:font-size="14pt" fo:font-weight="bold" officeooo:rsid="00102fcf" officeooo:paragraph-rsid="00102fcf" style:font-weight-asian="bold" style:font-weight-complex="bold"/>
    </style:style>
    <style:style style:name="P27" style:family="paragraph" style:parent-style-name="Standard" style:list-style-name="L2">
      <style:text-properties style:font-name="Liberation Serif" officeooo:rsid="000c259b" officeooo:paragraph-rsid="000c259b"/>
    </style:style>
    <style:style style:name="P28" style:family="paragraph" style:parent-style-name="Standard" style:list-style-name="L2">
      <style:text-properties style:font-name="Liberation Serif" officeooo:rsid="000c8248" officeooo:paragraph-rsid="000c8248"/>
    </style:style>
    <style:style style:name="P29" style:family="paragraph" style:parent-style-name="Standard" style:list-style-name="L2">
      <style:text-properties style:font-name="Liberation Serif" officeooo:rsid="000d02ec" officeooo:paragraph-rsid="000d02ec"/>
    </style:style>
    <style:style style:name="P30" style:family="paragraph" style:parent-style-name="Standard" style:list-style-name="L2">
      <style:text-properties style:font-name="Liberation Serif" officeooo:rsid="000d945c" officeooo:paragraph-rsid="000d945c"/>
    </style:style>
    <style:style style:name="P31" style:family="paragraph" style:parent-style-name="Standard" style:list-style-name="L2">
      <style:text-properties style:font-name="Liberation Serif" fo:font-size="16pt" style:text-underline-style="solid" style:text-underline-width="auto" style:text-underline-color="font-color" fo:font-weight="bold" officeooo:rsid="000d945c" officeooo:paragraph-rsid="000d945c" style:font-weight-asian="bold" style:font-weight-complex="bold"/>
    </style:style>
    <style:style style:name="P32" style:family="paragraph" style:parent-style-name="Standard" style:list-style-name="L2">
      <style:text-properties style:font-name="Liberation Serif" officeooo:rsid="000e37e9" officeooo:paragraph-rsid="000e37e9"/>
    </style:style>
    <style:style style:name="P33" style:family="paragraph" style:parent-style-name="Standard" style:list-style-name="L2">
      <style:text-properties style:font-name="Liberation Serif" officeooo:rsid="00102fcf" officeooo:paragraph-rsid="00102fcf"/>
    </style:style>
    <style:style style:name="P34" style:family="paragraph" style:parent-style-name="Standard" style:list-style-name="L2">
      <style:text-properties style:font-name="Liberation Serif" officeooo:rsid="001079b4" officeooo:paragraph-rsid="001079b4"/>
    </style:style>
    <style:style style:name="P35" style:family="paragraph" style:parent-style-name="Standard" style:list-style-name="L2">
      <style:paragraph-properties fo:break-before="page"/>
      <style:text-properties fo:font-size="16pt" fo:font-style="normal" style:text-underline-style="solid" style:text-underline-width="auto" style:text-underline-color="font-color" fo:font-weight="bold" officeooo:rsid="0004027d" officeooo:paragraph-rsid="0004027d" style:font-style-asian="normal" style:font-weight-asian="bold" style:font-style-complex="normal" style:font-weight-complex="bold"/>
    </style:style>
    <style:style style:name="P36" style:family="paragraph" style:parent-style-name="Standard" style:list-style-name="L2">
      <style:paragraph-properties fo:break-before="page"/>
      <style:text-properties fo:font-size="14pt" style:text-underline-style="solid" style:text-underline-width="auto" style:text-underline-color="font-color" officeooo:rsid="00053ce2" officeooo:paragraph-rsid="00053ce2"/>
    </style:style>
    <style:style style:name="P37" style:family="paragraph" style:parent-style-name="Standard" style:list-style-name="L2">
      <style:paragraph-properties fo:break-before="page"/>
      <style:text-properties style:font-name="Liberation Serif" fo:font-size="16pt" style:text-underline-style="solid" style:text-underline-width="auto" style:text-underline-color="font-color" fo:font-weight="bold" officeooo:rsid="000b0dde" officeooo:paragraph-rsid="000b0dde" style:font-weight-asian="bold" style:font-weight-complex="bold"/>
    </style:style>
    <style:style style:name="P38" style:family="paragraph" style:parent-style-name="Standard" style:list-style-name="L2">
      <style:paragraph-properties fo:break-before="page"/>
      <style:text-properties style:font-name="Liberation Serif" fo:font-size="14pt" fo:font-weight="bold" officeooo:rsid="000d02ec" officeooo:paragraph-rsid="000d02ec" style:font-weight-asian="bold" style:font-weight-complex="bold"/>
    </style:style>
    <style:style style:name="P39" style:family="paragraph" style:parent-style-name="Table_20_Contents" style:list-style-name="L3">
      <style:text-properties officeooo:rsid="0004027d" officeooo:paragraph-rsid="0004027d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style:font-name="Liberation Serif"/>
    </style:style>
    <style:style style:name="T4" style:family="text">
      <style:text-properties style:font-name="Times New Roman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I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style:num-suffix="." style:num-format="I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hapitre 2</text:p>
      <text:p text:style-name="P4">L’immunité adaptative, prolongement de l’immunité innée</text:p>
      <text:p text:style-name="P2"/>
      <text:p text:style-name="P2">Les cellules de l’immunité adaptative sont des lymphocytes. </text:p>
      <text:p text:style-name="P2">Ils sont produits dans la moelle osseuse et subissent leur maturation (leur aptitude à reconnaître un antigène) dans deux types d’organes lymphoïdes primaires : </text:p>
      <text:list xml:id="list6512171694732484754" text:style-name="L1">
        <text:list-item>
          <text:p text:style-name="P11">Lymphocytes B (bone) : moelle osseuse </text:p>
        </text:list-item>
        <text:list-item>
          <text:p text:style-name="P11">Lymphocyte T : thymus </text:p>
        </text:list-item>
      </text:list>
      <text:p text:style-name="P2"/>
      <text:p text:style-name="P2">La maturation consiste en l’expression sur la membrane de récepteurs spécifiques d’un antigène. </text:p>
      <text:p text:style-name="P2"/>
      <text:p text:style-name="P2">Les organes lymphoïdes secondaires : c’est là où les lymphocytes matures rencontrent l’antigène </text:p>
      <text:p text:style-name="P2"/>
      <text:p text:style-name="P2"/>
      <text:list xml:id="list6466937009209728531" text:style-name="L2">
        <text:list-item>
          <text:p text:style-name="P13">Caractéristiques de la réponse immunitaire adaptative</text:p>
          <text:list>
            <text:list-header>
              <text:p text:style-name="P12">Elles sont spécifiques d’un antigène. Elles sont lentes à se déclencher et nécessitent un apprentissage. Elles possèdent une mémoire, et n’existent que chez les vertébrés. </text:p>
              <text:p text:style-name="P12"/>
            </text:list-header>
          </text:list>
        </text:list-item>
      </text:list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>Réponse immunitaire adaptative à médiation humorale</text:p>
          </table:table-cell>
          <table:table-cell table:style-name="Tableau1.B1" office:value-type="string">
            <text:p text:style-name="P10"/>
          </table:table-cell>
        </table:table-row>
        <table:table-row>
          <table:table-cell table:style-name="Tableau1.A2" office:value-type="string">
            <text:list xml:id="list9171162383803889682" text:style-name="L3">
              <text:list-item>
                <text:p text:style-name="P39">Protection du milieu intérieur </text:p>
              </text:list-item>
              <text:list-item>
                <text:p text:style-name="P39">Lymphocytes B </text:p>
              </text:list-item>
              <text:list-item>
                <text:p text:style-name="P39">Antigènes : </text:p>
                <text:list>
                  <text:list-item>
                    <text:p text:style-name="P39">Bactéries extracellulaires </text:p>
                  </text:list-item>
                  <text:list-item>
                    <text:p text:style-name="P39">Virus </text:p>
                  </text:list-item>
                  <text:list-item>
                    <text:p text:style-name="P39">Toxines </text:p>
                  </text:list-item>
                  <text:list-item>
                    <text:p text:style-name="P39">Parasites </text:p>
                  </text:list-item>
                </text:list>
              </text:list-item>
            </text:list>
          </table:table-cell>
          <table:table-cell table:style-name="Tableau1.B2" office:value-type="string">
            <text:p text:style-name="Table_20_Contents"/>
          </table:table-cell>
        </table:table-row>
      </table:table>
      <text:p text:style-name="P2"/>
      <text:p text:style-name="P3"/>
      <text:list xml:id="list121046711558606" text:continue-list="list6466937009209728531" text:style-name="L2">
        <text:list-item>
          <text:p text:style-name="P35">L’immunité adaptative à médiation humorale</text:p>
          <text:list>
            <text:list-header>
              <text:p text:style-name="P14">Réalisée par les lymphocytes B qui subissent la maturation dans la moelle osseuse. </text:p>
              <text:p text:style-name="P14">Ces lymphocytes B possèdent sur leur membrane des récepteurs appelés « anticorps membranaires » </text:p>
            </text:list-header>
          </text:list>
        </text:list-item>
      </text:list>
      <text:p text:style-name="P6"/>
      <text:p text:style-name="P6"/>
      <text:p text:style-name="P6"/>
      <text:p text:style-name="P7">// Schémas //</text:p>
      <text:p text:style-name="P6"/>
      <text:p text:style-name="P6"/>
      <text:p text:style-name="P6"/>
      <text:list xml:id="list121047644130996" text:continue-numbering="true" text:style-name="L2">
        <text:list-item>
          <text:list>
            <text:list-header>
              <text:p text:style-name="P14">Un anticorps membranaire possèdent quatre chaînes polypeptidiques identiques deux à deux, deux longues et deux légères, ils sont constitués d’une partie constante qui est identique à tous les anticorps, et une partie variable qui va définir la spécificité des anticorps. </text:p>
              <text:p text:style-name="P14">Pour un anticorps, il y a deux sites de fixation identiques à un antigène. </text:p>
              <text:p text:style-name="P14">Un lymphocyte B ne porte qu’un seul type d’anticorps membranaire, et les lymphocytes B diffèrent par leurs anticorps membranaires et leurs types de fixation. </text:p>
              <text:p text:style-name="P14">Ils préexistent avant tout contact avec l’antigène. </text:p>
              <text:p text:style-name="P14"/>
              <text:p text:style-name="P15">Les lymphocytes B reconnaissent directement leurs antigènes grâce aux sites de fixations qui sont portés par la partie variable des anticorps. </text:p>
              <text:p text:style-name="P15">Chaque anticorps membranaire possède deux types de fixation identiques pour un antigène donné. </text:p>
              <text:p text:style-name="P15"/>
              <text:p text:style-name="P16"/>
              <text:p text:style-name="P36">Les étapes de la réponse immunitaire adaptative à médiation humorale</text:p>
              <text:list>
                <text:list-item>
                  <text:p text:style-name="P15">Sélection par l’antigène </text:p>
                  <text:list>
                    <text:list-header>
                      <text:p text:style-name="P15">du clone de LB qui possède des anticorps membranaires spécifiques de cet antigène. </text:p>
                    </text:list-header>
                  </text:list>
                </text:list-item>
                <text:list-item>
                  <text:p text:style-name="P15">Expansion clonale et différenciation </text:p>
                  <text:p text:style-name="P15">2 types :</text:p>
                  <text:list>
                    <text:list-item>
                      <text:p text:style-name="P15">Plasmocytes : </text:p>
                      <text:list>
                        <text:list-header>
                          <text:p text:style-name="P15">Cellules qui synthétisent et libèrent dans le milieu intérieur des anticorps circulant qui sont identiques aux anticorps membranaires </text:p>
                          <text:list>
                            <text:list-header>
                              <text:p text:style-name="P15">L’individu devient séropositif </text:p>
                            </text:list-header>
                          </text:list>
                          <text:p text:style-name="P15">Ils produisent 2000 anticorps par seconde </text:p>
                        </text:list-header>
                      </text:list>
                    </text:list-item>
                    <text:list-item>
                      <text:p text:style-name="P15">Lymphocytes B mémoire </text:p>
                    </text:list-item>
                  </text:list>
                </text:list-item>
                <text:list-item>
                  <text:p text:style-name="P17">Phase effective </text:p>
                  <text:list>
                    <text:list-item>
                      <text:p text:style-name="P17">Les anticorps circulant neutralisent l’antigène en formant un complexe immun </text:p>
                      <text:list>
                        <text:list-header>
                          <text:p text:style-name="P17">= { Ac Ag } </text:p>
                        </text:list-header>
                      </text:list>
                      <text:p text:style-name="P18">(Vois schéma complexe immun)</text:p>
                    </text:list-item>
                  </text:list>
                </text:list-item>
                <text:list-item>
                  <text:p text:style-name="P18">Les complexes immuns seront phagocytés par ces macrophages qui possèdent des récepteurs à la partie constante des anticorps </text:p>
                </text:list-item>
              </text:list>
              <text:p text:style-name="P18"/>
              <text:p text:style-name="P18">Les anticorps sont des immunoglobulines (Ig) </text:p>
              <text:list text:continue-numbering="true">
                <text:list-header>
                  <text:p text:style-name="P18">Ce sont des gamma-globulines (<text:span text:style-name="T4">γ-globulines</text:span><text:span text:style-name="T3">) </text:span></text:p>
                </text:list-header>
              </text:list>
              <text:p text:style-name="P19"/>
              <text:p text:style-name="P19">Les anticorps sont des protéines composées de 4 chaînes polypeptidiques identiques deux à deux : deux chaînes lourdes H, deux chaînes légères L </text:p>
              <text:p text:style-name="P19">Les chaînes lourdes et les chaînes légères possèdent des parties constantes au anticorps et des parties variables qui définissent la spécificité de l’anticorps. </text:p>
              <text:p text:style-name="P19">À l’extrémité des parties variables de la chaîne lourde et de la chaîne légère, il y a deux sites de fixations identiques à un déterminant antigénique </text:p>
              <text:p text:style-name="P19"/>
            </text:list-header>
          </text:list>
        </text:list-item>
      </text:list>
      <text:p text:style-name="P8"/>
      <text:list xml:id="list121048635986458" text:continue-numbering="true" text:style-name="L2">
        <text:list-item>
          <text:p text:style-name="P37">L’immunité adaptative à médiation cellulaire</text:p>
          <text:p text:style-name="P20">Le lymphocyte T intervient dans le maintien de l’intégrité des populations cellulaires</text:p>
          <text:list>
            <text:list-header>
              <text:p text:style-name="P20">→ Cellules infectées par des parasites intracellulaires </text:p>
              <text:p text:style-name="P20">→ Cellules mutées </text:p>
              <text:p text:style-name="P20">→ Cellules d’une greffe allogénique </text:p>
            </text:list-header>
          </text:list>
          <text:p text:style-name="P20">Ces cellules infectées présentent sur leur surface des peptides étrangers associés au CMH. </text:p>
          <text:list text:continue-numbering="true">
            <text:list-item>
              <text:p text:style-name="P21">Les lymphocytes T et leur récepteur </text:p>
              <text:p text:style-name="P27">Les LT sont produits dans la moelle osseuse. Ils acquissent des récepteurs dans le thymus. </text:p>
              <text:p text:style-name="P27">Deux types de LT :</text:p>
              <text:list>
                <text:list-header>
                  <text:p text:style-name="P27">LTCD4 → marqueurs CD4 </text:p>
                  <text:p text:style-name="P27">LTCD8 → marqueurs CD8 </text:p>
                </text:list-header>
              </text:list>
              <text:p text:style-name="P27">Entre 10<text:span text:style-name="T1">8</text:span> à 10<text:span text:style-name="T1">9</text:span> clones de LT. Ils diffèrent par leur récepteur T (CDR) </text:p>
              <text:list text:continue-numbering="true">
                <text:list-header>
                  <text:p text:style-name="P27">LTCD4 et LTCD8 : </text:p>
                  <text:list>
                    <text:list-header>
                      <text:p text:style-name="P27">même CMH, même récepteur T, </text:p>
                      <text:p text:style-name="P27">marqueurs CD4 et <text:s/>CD8 qui les différencient</text:p>
                    </text:list-header>
                  </text:list>
                </text:list-header>
              </text:list>
              <text:p text:style-name="P27">Récepteur T, différences avec l’immunoglobuline :</text:p>
              <text:list>
                <text:list-item>
                  <text:list>
                    <text:list-item text:start-value="1">
                      <text:p text:style-name="P27">Reconnaît un fragment de l’Ag uniquement si elle est associée à une molécule du CMH </text:p>
                      <text:p text:style-name="P27">Donc les LT ne sont sélectionnés par un Antigène que si celui-ci est exprimé sur la membrane d’une cellule de l’organisme </text:p>
                    </text:list-item>
                    <text:list-item>
                      <text:p text:style-name="P27">Incapable de reconnaître directement l’antigène </text:p>
                    </text:list-item>
                  </text:list>
                </text:list-item>
              </text:list>
              <text:p text:style-name="P27">Tous les récepteurs T </text:p>
              <text:list>
                <text:list-item>
                  <text:list>
                    <text:list-item text:start-value="1">
                      <text:p text:style-name="P27">Possèdent une partie constante </text:p>
                      <text:list>
                        <text:list-header>
                          <text:p text:style-name="P27">Fixée sur la membrane du LT </text:p>
                        </text:list-header>
                      </text:list>
                    </text:list-item>
                    <text:list-item>
                      <text:p text:style-name="P27">et une partie variable </text:p>
                      <text:list>
                        <text:list-header>
                          <text:p text:style-name="P27">Qui définit la spécificité du LT </text:p>
                        </text:list-header>
                      </text:list>
                    </text:list-item>
                  </text:list>
                </text:list-item>
              </text:list>
              <text:p text:style-name="P28">Le peptide étranger qui est exprimé sur la membrane de la cellule provient soit d’une digestion de l’antigène par un phagocyte, soit d’une synthèse par la cellule infectée par un virus. </text:p>
              <text:p text:style-name="P28"/>
            </text:list-item>
            <text:list-item>
              <text:p text:style-name="P23">Sélection des LTCD4 et LTCD8</text:p>
              <text:p text:style-name="P28">Sélection par un peptide étranger présentée par une cellule infectée </text:p>
              <text:list>
                <text:list-header>
                  <text:p text:style-name="P28">→ Cellule Présentatrice de l’Ag (CPA) </text:p>
                </text:list-header>
              </text:list>
              <text:p text:style-name="P28">Sont sélectionnés les clones de LTCD4 et de LTCD8 //</text:p>
              <text:p text:style-name="P29">//</text:p>
              <text:p text:style-name="P29"/>
            </text:list-item>
          </text:list>
        </text:list-item>
      </text:list>
      <text:p text:style-name="P22"/>
      <text:list xml:id="list121047586115474" text:continue-numbering="true" text:style-name="L2">
        <text:list-item>
          <text:list>
            <text:list-item>
              <text:p text:style-name="P38">Expansion clonale et différenciation des LT sélectionnés</text:p>
              <text:p text:style-name="P30">LTCD8</text:p>
              <text:list>
                <text:list-header>
                  <text:p text:style-name="P29">Les LTCD8 se multiplient en très grand nombre et se différencient </text:p>
                  <text:list>
                    <text:list-header>
                      <text:p text:style-name="P29">en LTCD8 mémoires </text:p>
                      <text:p text:style-name="P29">et en LT Cytotoxiques ou Cytolytiques </text:p>
                    </text:list-header>
                  </text:list>
                </text:list-header>
              </text:list>
              <text:p text:style-name="P30">LTCD4</text:p>
              <text:list text:continue-numbering="true">
                <text:list-header>
                  <text:p text:style-name="P30">Les LTCD4 se multiplient et se différencient </text:p>
                  <text:list>
                    <text:list-header>
                      <text:p text:style-name="P30">en LTCD4 mémoires </text:p>
                      <text:p text:style-name="P30">et en LTCD4 auxiliaires ou helpers </text:p>
                    </text:list-header>
                  </text:list>
                  <text:p text:style-name="P30">Les LTCD4 auxiliaires produisent des molécules = interleukines (IL) </text:p>
                </text:list-header>
              </text:list>
              <text:p text:style-name="P30"/>
            </text:list-item>
            <text:list-item>
              <text:p text:style-name="P24">Phase effective</text:p>
              <text:p text:style-name="P30">Les LT Cytotoxiques </text:p>
              <text:list>
                <text:list-header>
                  <text:p text:style-name="P30">se fixent sur la membrane de la cellule infectée, ils ont produire deux types de molécules :</text:p>
                  <text:list>
                    <text:list-item>
                      <text:p text:style-name="P30">La perforine, entraînant la formation de canaux d’attaque membranaire, provoquant l’explosion de la cellule infectée </text:p>
                    </text:list-item>
                    <text:list-item>
                      <text:p text:style-name="P30">D’autres molécules qui vont provoquer le suicide cellulaire </text:p>
                    </text:list-item>
                  </text:list>
                  <text:p text:style-name="P30">Puis vient les macrophages qui vont s’occuper des débris de cellules </text:p>
                </text:list-header>
              </text:list>
            </text:list-item>
          </text:list>
          <text:p text:style-name="P30"/>
        </text:list-item>
        <text:list-item>
          <text:p text:style-name="P31">Le rôle pivot joué par les LTCD4</text:p>
          <text:list>
            <text:list-item>
              <text:p text:style-name="P25">Mise en évidence des IL</text:p>
              <text:list>
                <text:list-header>
                  <text:p text:style-name="P32">LT + Ag → Expansion clonale </text:p>
                  <text:p text:style-name="P32">On prélève le surnageant (qui ne contient aucune cellule, juste des molécules) </text:p>
                  <text:p text:style-name="P32">Surnageant + LB/LT naïfs → prolifération des cellules </text:p>
                  <text:p text:style-name="P32">ça montre que les LTCD4 produisent des molécules appelées IL2 qui stimulent la prolifération des lymphocytes </text:p>
                </text:list-header>
              </text:list>
              <text:p text:style-name="P32"/>
            </text:list-item>
            <text:list-item>
              <text:p text:style-name="P26">Cas d’une infection par le VIH</text:p>
              <text:p text:style-name="P34">Etapes :</text:p>
              <text:list>
                <text:list-header>
                  <text:p text:style-name="P34">Attachement</text:p>
                  <text:list>
                    <text:list-header>
                      <text:p text:style-name="P33">Fixation par les protéines virales gp120 et gp41 du virus sur les molécules CD4 et un co-récepteur </text:p>
                    </text:list-header>
                  </text:list>
                  <text:p text:style-name="P33">Fusion des membranes et pénétration des capsides </text:p>
                  <text:p text:style-name="P33">Décapsidation </text:p>
                  <text:list text:continue-numbering="true">
                    <text:list-header>
                      <text:p text:style-name="P33">Transcriptase inverse : ARN viral → ADN viral </text:p>
                    </text:list-header>
                  </text:list>
                  <text:p text:style-name="P33">Transcription inverse et intégration </text:p>
                  <text:list text:continue-numbering="true">
                    <text:list-header>
                      <text:p text:style-name="P33">l’ADN viral s’intègre dans la cellule </text:p>
                    </text:list-header>
                  </text:list>
                  <text:p text:style-name="P33">Traduction par les ribosomes de la cellule hôte </text:p>
                  <text:p text:style-name="P34">Protéases : Assemblage des protéines virales </text:p>
                  <text:list text:continue-numbering="true">
                    <text:list-header>
                      <text:p text:style-name="P34">Production d’une particule virale qui ira infecter une autre cellule </text:p>
                    </text:list-header>
                  </text:list>
                </text:list-header>
              </text:list>
              <text:p text:style-name="P34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33255" officeooo:paragraph-rsid="00033255"/>
    </style:style>
    <style:style style:name="MT1" style:family="text">
      <style:text-properties style:text-position="super 58%"/>
    </style:style>
    <style:style style:name="MT2" style:family="text">
      <style:text-properties style:text-position="sub 58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VT <text:tab/><text:tab/>T3A Ch2</text:p>
      </style:header>
      <style:footer>
        <text:p text:style-name="Footer"><text:tab/><text:span text:style-name="MT1"><text:page-number text:select-page="current">4</text:page-number></text:span>/<text:span text:style-name="MT2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0:52:30.169000000</meta:creation-date>
    <dc:date>2019-03-28T12:10:46.536000000</dc:date>
    <meta:editing-duration>PT30M51S</meta:editing-duration>
    <meta:editing-cycles>6</meta:editing-cycles>
    <meta:generator>LibreOffice/5.1.6.2$Windows_x86 LibreOffice_project/07ac168c60a517dba0f0d7bc7540f5afa45f0909</meta:generator>
    <meta:document-statistic meta:table-count="1" meta:image-count="0" meta:object-count="0" meta:page-count="5" meta:paragraph-count="114" meta:word-count="999" meta:character-count="6337" meta:non-whitespace-character-count="5408"/>
  </office:meta>
</office:document-meta>
</file>